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table:number-columns-repeated="1005"/>
        </table:table-row>
        <table:table-row table:style-name="ro12">
          <table:table-cell table:style-name="ce33" office:value-type="date" office:date-value="2017-12-01" calcext:value-type="date">
            <text:p>2017-12-01</text:p>
          </table:table-cell>
          <table:table-cell table:number-columns-repeated="7"/>
          <table:table-cell office:value-type="string" calcext:value-type="string">
            <text:p>- COS301 class</text:p>
            <text:p>- Finish frame reflection</text:p>
            <text:p>- COS301 paper part 5 draft</text:p>
            <text:p>- Get cottage cheese from Hannaford</text:p>
            <text:p>- (elliot dreaming) begun 30 Nov. 2017</text:p>
            <text:p>- Assess other things to do</text:p>
          </table:table-cell>
          <table:table-cell table:number-columns-repeated="1015"/>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02:55:58.466007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03:03:46.323284626</dc:date>
    <meta:creation-date>2016-09-05T22:47:24Z</meta:creation-date>
    <meta:editing-cycles>1569</meta:editing-cycles>
    <meta:editing-duration>P32DT10H19M6S</meta:editing-duration>
    <meta:generator>LibreOffice/5.2.7.2$Linux_X86_64 LibreOffice_project/20m0$Build-2</meta:generator>
    <meta:document-statistic meta:table-count="4" meta:cell-count="4306" meta:object-count="0"/>
  </office:meta>
</office:document-meta>
</file>